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2175" officeooo:paragraph-rsid="000b8f45"/>
    </style:style>
    <style:style style:name="P2" style:family="paragraph" style:parent-style-name="Standard">
      <style:paragraph-properties fo:text-align="start" style:justify-single-word="false"/>
      <style:text-properties officeooo:rsid="000d096d" officeooo:paragraph-rsid="000d096d"/>
    </style:style>
    <style:style style:name="P3" style:family="paragraph" style:parent-style-name="Standard">
      <style:paragraph-properties fo:text-align="start" style:justify-single-word="false"/>
      <style:text-properties fo:color="#000000" style:font-name="Consolas" fo:font-size="9pt" officeooo:rsid="00205b37" officeooo:paragraph-rsid="00205b37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fo:color="#000000" style:font-name="Consolas" fo:font-size="11pt" fo:font-weight="bold" officeooo:rsid="00205b37" officeooo:paragraph-rsid="00205b37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0eab68" officeooo:paragraph-rsid="000eab68"/>
    </style:style>
    <style:style style:name="P6" style:family="paragraph" style:parent-style-name="Standard">
      <style:paragraph-properties fo:text-align="start" style:justify-single-word="false"/>
      <style:text-properties officeooo:rsid="000f1a2d" officeooo:paragraph-rsid="000f1a2d"/>
    </style:style>
    <style:style style:name="P7" style:family="paragraph" style:parent-style-name="Standard">
      <style:paragraph-properties fo:text-align="start" style:justify-single-word="false"/>
      <style:text-properties officeooo:rsid="000f1a2d" officeooo:paragraph-rsid="0015c68d"/>
    </style:style>
    <style:style style:name="P8" style:family="paragraph" style:parent-style-name="Standard">
      <style:paragraph-properties fo:text-align="start" style:justify-single-word="false" fo:break-before="page"/>
      <style:text-properties fo:color="#000000" style:font-name="Consolas" fo:font-size="9pt" officeooo:rsid="00205b37" officeooo:paragraph-rsid="00205b37" style:font-size-asian="9pt" style:font-size-complex="9pt"/>
    </style:style>
    <style:style style:name="P9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color="#000000" style:font-name="Consolas" fo:font-size="9pt" officeooo:rsid="000d096d" officeooo:paragraph-rsid="000d096d" style:font-size-asian="9pt" style:font-size-complex="9pt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0d096d" officeooo:paragraph-rsid="000d096d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0eab68" officeooo:paragraph-rsid="000eab68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0f1a2d" officeooo:paragraph-rsid="000f1a2d"/>
    </style:style>
    <style:style style:name="T1" style:family="text">
      <style:text-properties officeooo:rsid="000b8f45"/>
    </style:style>
    <style:style style:name="T2" style:family="text">
      <style:text-properties officeooo:rsid="0010dc6b"/>
    </style:style>
    <style:style style:name="T3" style:family="text">
      <style:text-properties officeooo:rsid="0012f127"/>
    </style:style>
    <style:style style:name="T4" style:family="text">
      <style:text-properties officeooo:rsid="0015c68d"/>
    </style:style>
    <style:style style:name="T5" style:family="text">
      <style:text-properties officeooo:rsid="00171539"/>
    </style:style>
    <style:style style:name="T6" style:family="text">
      <style:text-properties officeooo:rsid="002203ec"/>
    </style:style>
    <style:style style:name="T7" style:family="text">
      <style:text-properties officeooo:rsid="0025052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121 – Week <text:span text:style-name="T1">4</text:span> Worksheet – <text:span text:style-name="T1">Functions, Functions, &amp; More Functions!</text:span></text:p>
      <text:p text:style-name="P1"/>
      <text:list xml:id="list6724543847826383875" text:style-name="L1">
        <text:list-item>
          <text:p text:style-name="P10">What is the output of the following code? <text:span text:style-name="T7">(The code below is on the website, “ws4-main.cpp”)</text:span></text:p>
        </text:list-item>
      </text:list>
      <text:p text:style-name="P3">#include &lt;iostream&gt;</text:p>
      <text:p text:style-name="P3"/>
      <text:p text:style-name="P3">using std::cout;</text:p>
      <text:p text:style-name="P3"/>
      <text:p text:style-name="P3">// function prototypes <text:span text:style-name="T6">(definitions are below main)</text:span></text:p>
      <text:p text:style-name="P3"/>
      <text:p text:style-name="P3">int <text:s text:c="3"/>getSum(int a, int b); <text:s text:c="9"/>// two variables passed by value</text:p>
      <text:p text:style-name="P3">double squareOf(double x); <text:s text:c="11"/>// one variable passed by value</text:p>
      <text:p text:style-name="P3">void <text:s text:c="2"/>setDoubleToFive(double&amp; var); <text:s/>// one variable passed by reference</text:p>
      <text:p text:style-name="P3">int <text:s text:c="3"/>factorialOf(int n); <text:s text:c="11"/>// one variable passed by value</text:p>
      <text:p text:style-name="P3">char <text:s text:c="2"/>getUpperCaseLetter(char&amp; ch); <text:s/>// one variable passed by reference</text:p>
      <text:p text:style-name="P3"/>
      <text:p text:style-name="P3">int main() </text:p>
      <text:p text:style-name="P3">{</text:p>
      <text:p text:style-name="P3"><text:s text:c="2"/>int int_one = 5, int_two = 8, int_three = 99;</text:p>
      <text:p text:style-name="P3"><text:s text:c="2"/>double dbl_one = 12.0, dbl_two = 3.0, dbl_three = -4.0;</text:p>
      <text:p text:style-name="P3"><text:s text:c="2"/>char char_one = 'b', char_two = 'y';</text:p>
      <text:p text:style-name="P3"><text:s text:c="2"/></text:p>
      <text:p text:style-name="P3"><text:s text:c="2"/>// first set of function calls</text:p>
      <text:p text:style-name="P3"><text:s text:c="2"/>int_three = getSum(int_one, int_two);</text:p>
      <text:p text:style-name="P3"><text:s text:c="2"/>dbl_two = squareOf(dbl_one);</text:p>
      <text:p text:style-name="P3"><text:s text:c="2"/>setDoubleToFive(dbl_three);</text:p>
      <text:p text:style-name="P3"><text:s text:c="2"/></text:p>
      <text:p text:style-name="P3"><text:s text:c="2"/>// first set of outputs</text:p>
      <text:p text:style-name="P3"><text:s text:c="2"/>cout &lt;&lt; int_one &lt;&lt; " " &lt;&lt; int_two &lt;&lt; " " &lt;&lt; int_three &lt;&lt; "\n";</text:p>
      <text:p text:style-name="P3"><text:s text:c="2"/>cout &lt;&lt; dbl_one &lt;&lt; " " &lt;&lt; dbl_two &lt;&lt; " " &lt;&lt; dbl_three &lt;&lt; "\n";</text:p>
      <text:p text:style-name="P3"><text:s text:c="2"/>cout &lt;&lt; char_one &lt;&lt; " " &lt;&lt; char_two &lt;&lt; "\n";</text:p>
      <text:p text:style-name="P3"><text:s text:c="2"/></text:p>
      <text:p text:style-name="P3"><text:s text:c="2"/>// second set of function calls</text:p>
      <text:p text:style-name="P3"><text:s text:c="2"/>int_one = factorialOf(5);</text:p>
      <text:p text:style-name="P3"><text:s text:c="2"/>char_two = getUpperCaseLetter(char_one);</text:p>
      <text:p text:style-name="P3"><text:s text:c="2"/></text:p>
      <text:p text:style-name="P3"><text:s text:c="2"/>// second set of outputs</text:p>
      <text:p text:style-name="P3"><text:s text:c="2"/>cout &lt;&lt; int_one &lt;&lt; " " &lt;&lt; int_two &lt;&lt; " " &lt;&lt; int_three &lt;&lt; "\n";</text:p>
      <text:p text:style-name="P3"><text:s text:c="2"/>cout &lt;&lt; dbl_one &lt;&lt; " " &lt;&lt; dbl_two &lt;&lt; " " &lt;&lt; dbl_three &lt;&lt; "\n";</text:p>
      <text:p text:style-name="P3"><text:s text:c="2"/>cout &lt;&lt; char_one &lt;&lt; " " &lt;&lt; char_two &lt;&lt; "\n";</text:p>
      <text:p text:style-name="P3"><text:s text:c="2"/></text:p>
      <text:p text:style-name="P3"><text:s text:c="2"/>return 0;</text:p>
      <text:p text:style-name="P3">}</text:p>
      <text:p text:style-name="P3"/>
      <text:p text:style-name="P3">int getSum(int a, int b)</text:p>
      <text:p text:style-name="P3">{</text:p>
      <text:p text:style-name="P3"><text:s text:c="2"/>return (a+b);</text:p>
      <text:p text:style-name="P3">}</text:p>
      <text:p text:style-name="P3"/>
      <text:p text:style-name="P3">double squareOf(double x)</text:p>
      <text:p text:style-name="P3">{</text:p>
      <text:p text:style-name="P3"><text:s text:c="2"/>return (x*x);</text:p>
      <text:p text:style-name="P3">}</text:p>
      <text:p text:style-name="P3"/>
      <text:p text:style-name="P3">void setDoubleToFive(double&amp; var)</text:p>
      <text:p text:style-name="P3">{</text:p>
      <text:p text:style-name="P3"><text:s text:c="2"/>var = 5 + 5 - 5;</text:p>
      <text:p text:style-name="P3">}</text:p>
      <text:p text:style-name="P3"/>
      <text:p text:style-name="P3"/>
      <text:p text:style-name="P4">&lt;CONTINUES NEXT PAGE&gt;</text:p>
      <text:p text:style-name="P8">int factorialOf(int n)</text:p>
      <text:p text:style-name="P3">{</text:p>
      <text:p text:style-name="P3"><text:s text:c="2"/>int fact = 1;</text:p>
      <text:p text:style-name="P3"><text:s text:c="2"/></text:p>
      <text:p text:style-name="P3"><text:s text:c="2"/>for(int i = n; i &gt; 1; --i)</text:p>
      <text:p text:style-name="P3"><text:s text:c="2"/>{</text:p>
      <text:p text:style-name="P3"><text:s text:c="4"/>fact*=i;</text:p>
      <text:p text:style-name="P3"><text:s text:c="2"/>}</text:p>
      <text:p text:style-name="P3"><text:s text:c="2"/></text:p>
      <text:p text:style-name="P3"><text:s text:c="2"/>return fact;</text:p>
      <text:p text:style-name="P3">}</text:p>
      <text:p text:style-name="P3"/>
      <text:p text:style-name="P3">char getUpperCaseLetter(char&amp; ch)</text:p>
      <text:p text:style-name="P3">{</text:p>
      <text:p text:style-name="P3"><text:s text:c="2"/>if(ch &gt; 90) <text:s/>// if ch is not upper-case (upper is 65 - 90 and lower is 97 - 122)</text:p>
      <text:p text:style-name="P3"><text:s text:c="2"/>{</text:p>
      <text:p text:style-name="P3"><text:s text:c="4"/>ch -= ' ';</text:p>
      <text:p text:style-name="P3"><text:s text:c="4"/>return ch;</text:p>
      <text:p text:style-name="P3"><text:s text:c="2"/>}</text:p>
      <text:p text:style-name="P3"><text:s text:c="2"/>else</text:p>
      <text:p text:style-name="P3"><text:s text:c="2"/>{</text:p>
      <text:p text:style-name="P3"><text:s text:c="4"/>return (ch = 'A');</text:p>
      <text:p text:style-name="P3"><text:s text:c="2"/>}</text:p>
      <text:p text:style-name="P3">}</text:p>
      <text:p text:style-name="P3"/>
      <text:p text:style-name="P9"/>
      <text:p text:style-name="P2"/>
      <text:list xml:id="list184714351780688" text:continue-numbering="true" text:style-name="L1">
        <text:list-item>
          <text:p text:style-name="P11">Define a function that swaps two double variables and show an example of how to call your function with two doubles called “hello” and “world”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84713057663898" text:continue-numbering="true" text:style-name="L1">
        <text:list-item>
          <text:p text:style-name="P12">Assume the following is written in a C++ program and are prototypes (with definitions) <text:span text:style-name="T5">but not compiled yet</text:span>. <text:span text:style-name="T5">Will the compiler throw errors, or will the below compile fine</text:span>?</text:p>
        </text:list-item>
      </text:list>
      <text:p text:style-name="P6"/>
      <text:p text:style-name="P6"><text:tab/></text:p>
      <text:p text:style-name="P6"><text:tab/>int subtract(int a, int b, int c);</text:p>
      <text:p text:style-name="P6"><text:tab/><text:span text:style-name="T3">double subtract(int d, int e, int f);</text:span></text:p>
      <text:p text:style-name="P7"><text:tab/></text:p>
      <text:p text:style-name="P7"><text:tab/>int subtract(int a, int b, int c, int d);</text:p>
      <text:p text:style-name="P6"><text:tab/><text:span text:style-name="T3">double subtract(int e, int f, int g);</text:span></text:p>
      <text:p text:style-name="P7"><text:tab/></text:p>
      <text:p text:style-name="P7"><text:tab/>int subtract(int a, int b, int c, int d, int e, int f, int g, int <text:span text:style-name="T2">h</text:span>);</text:p>
      <text:p text:style-name="P6"><text:tab/><text:span text:style-name="T4">float multiply(int a, int b = 4);</text:span></text:p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4T17:28:30.051000000</meta:creation-date>
    <dc:date>2015-09-14T18:47:11.995000000</dc:date>
    <meta:editing-duration>PT27M5S</meta:editing-duration>
    <meta:editing-cycles>22</meta:editing-cycles>
    <meta:generator>LibreOffice/5.0.1.2$Windows_x86 LibreOffice_project/81898c9f5c0d43f3473ba111d7b351050be20261</meta:generator>
    <meta:document-statistic meta:table-count="0" meta:image-count="0" meta:object-count="0" meta:page-count="2" meta:paragraph-count="85" meta:word-count="438" meta:character-count="2433" meta:non-whitespace-character-count="1920"/>
  </office:meta>
</office:document-meta>
</file>